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5-10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5-08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5-05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5-02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4-10-2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4-08-2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4-05-1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4-02-2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3-10-23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3-08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3-05-2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3-02-13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2-10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2-08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2-05-26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2-02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1-11-0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1-08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1-05-1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1-02-2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0-10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0-08-1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20-02-25 0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9-10-3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9-08-2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9-05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9-02-2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8-10-30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8-08-21 19:27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8-05-1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8-02-28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7-11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7-08-16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7-08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7-05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7-02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6-11-0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6-07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6-04-27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6-03-0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5-10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5-07-24 0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5-04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5-01-2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4-10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4-06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4-05-1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2-08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2-04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2-01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1-08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1-06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1-04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1-01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0-09-16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0-07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0-04-2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10-01-2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9-10-13 0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9-07-28 0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9-04-25 0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9-0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8-10-06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8-07-17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8-04-22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7-10-16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7-07-1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7-01-25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6-11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245</text:p>
          </table:table-cell>
          <table:table-cell office:value-type="string" calcext:value-type="string">
            <text:p>25S/34E-06BBB</text:p>
          </table:table-cell>
          <table:table-cell office:value-type="string" calcext:value-type="string">
            <text:p>2006-11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